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center" draw:textarea-vertical-align="middl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textarea-horizontal-align="center" draw:textarea-vertical-align="middle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3.765cm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1.02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336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4.445cm" svg:x="10.525cm" svg:y="4.175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4" draw:layer="layout" svg:width="6.35cm" svg:height="2.54cm" svg:x="17.51cm" svg:y="5.445cm">
          <text:p text:style-name="P1"><text:span text:style-name="T1">myhobbies.ht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" draw:layer="layout" svg:width="6.35cm" svg:height="2.54cm" svg:x="1.635cm" svg:y="5.445cm">
          <text:p text:style-name="P1"><text:span text:style-name="T1">aboutme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" draw:layer="layout" svg:width="6.35cm" svg:height="2.54cm" svg:x="1.635cm" svg:y="8.62cm">
          <text:p text:style-name="P1"><text:span text:style-name="T1">myautobiography.htm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525cm" svg:y1="6.398cm" svg:x2="7.985cm" svg:y2="6.715cm" draw:start-shape="id1" draw:start-glue-point="5" draw:end-shape="id2" draw:end-glue-point="1" svg:d="m10525 6398h-1270v317h-1270">
          <text:p/>
        </draw:connector>
        <draw:connector draw:style-name="gr5" draw:text-style-name="P1" draw:layer="layout" svg:x1="4.81cm" svg:y1="7.985cm" svg:x2="4.81cm" svg:y2="8.62cm" draw:start-shape="id2" draw:start-glue-point="2" draw:end-shape="id3" draw:end-glue-point="0" svg:d="m4810 7985v635">
          <text:p/>
        </draw:connector>
        <draw:connector draw:style-name="gr5" draw:text-style-name="P1" draw:layer="layout" svg:x1="14.97cm" svg:y1="6.398cm" svg:x2="17.51cm" svg:y2="6.715cm" draw:start-shape="id1" draw:start-glue-point="7" draw:end-shape="id4" svg:d="m14970 6398h1270v317h1270">
          <text:p/>
        </draw:connector>
        <draw:connector draw:style-name="gr5" draw:text-style-name="P1" draw:layer="layout" svg:x1="23.86cm" svg:y1="6.715cm" svg:x2="23.86cm" svg:y2="6.715cm" draw:start-shape="id4" draw:end-shape="id4" svg:d="">
          <text:p/>
        </draw:connector>
        <draw:custom-shape draw:style-name="gr6" draw:text-style-name="P2" draw:id="id5" draw:layer="layout" svg:width="4.445cm" svg:height="4.445cm" svg:x="10.525cm" svg:y="11.795cm">
          <text:p text:style-name="P1"><text:span text:style-name="T1">dog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2.748cm" svg:y1="11.795cm" svg:x2="12.748cm" svg:y2="8.62cm" draw:start-shape="id5" draw:start-glue-point="4" draw:end-shape="id1" draw:end-glue-point="6" svg:d="m12748 11795v-3175">
          <text:p/>
        </draw:connector>
        <draw:custom-shape draw:style-name="gr7" draw:text-style-name="P2" draw:id="id7" draw:layer="layout" svg:width="8.255cm" svg:height="2.54cm" svg:x="17.51cm" svg:y="13.065cm">
          <text:p text:style-name="P1"><text:span text:style-name="T1">dogsinfo.htm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6" draw:layer="layout" svg:width="6.35cm" svg:height="2.54cm" svg:x="1.635cm" svg:y="13.065cm">
          <text:p text:style-name="P1">myowndog.htm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985cm" svg:y1="14.335cm" svg:x2="10.525cm" svg:y2="14.017cm" draw:start-shape="id6" draw:start-glue-point="1" draw:end-shape="id5" svg:d="m7985 14335h1270v-318h1270">
          <text:p/>
        </draw:connector>
        <draw:connector draw:style-name="gr9" draw:text-style-name="P1" draw:layer="layout" svg:x1="14.97cm" svg:y1="14.017cm" svg:x2="17.51cm" svg:y2="14.335cm" draw:start-shape="id5" draw:end-shape="id7" svg:d="m14970 14017h1270v318h1270">
          <text:p/>
        </draw:connector>
        <draw:custom-shape draw:style-name="gr10" draw:text-style-name="P1" draw:id="id8" draw:layer="layout" svg:width="6.35cm" svg:height="2.54cm" svg:x="9.255cm" svg:y="18.05cm">
          <text:p text:style-name="P1">dogslife.html</text:p>
          <draw:enhanced-geometry svg:viewBox="0 0 21600 21600" draw:type="rectangle" draw:enhanced-path="M 0 0 L 21600 0 21600 21600 0 21600 0 0 Z N"/>
        </draw:custom-shape>
        <draw:custom-shape draw:style-name="gr11" draw:text-style-name="P1" draw:id="id9" draw:layer="layout" svg:width="6.35cm" svg:height="2.445cm" svg:x="16.875cm" svg:y="17.605cm">
          <text:p text:style-name="P1">howtotrainadog.htm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2.747cm" svg:y1="16.24cm" svg:x2="12.43cm" svg:y2="18.05cm" draw:start-shape="id5" draw:end-shape="id8" svg:d="m12747 16240v905h-317v905">
          <text:p/>
        </draw:connector>
        <draw:connector draw:style-name="gr9" draw:text-style-name="P1" draw:layer="layout" svg:x1="15.605cm" svg:y1="19.32cm" svg:x2="16.875cm" svg:y2="18.827cm" draw:start-shape="id8" draw:start-glue-point="1" draw:end-shape="id9" svg:d="m15605 19320h635v-493h635">
          <text:p/>
        </draw:connector>
        <draw:custom-shape draw:style-name="gr12" draw:text-style-name="P1" draw:id="id10" draw:layer="layout" svg:width="6.35cm" svg:height="2.54cm" svg:x="17.51cm" svg:y="9.255cm">
          <text:p text:style-name="P1">favouritesinger.htm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685cm" svg:y1="7.985cm" svg:x2="20.685cm" svg:y2="9.255cm" draw:start-shape="id4" draw:end-shape="id10" draw:end-glue-point="0" svg:d="m20685 7985v1270">
          <text:p/>
        </draw:connector>
        <draw:custom-shape draw:style-name="gr13" draw:text-style-name="P1" draw:id="id11" draw:layer="layout" svg:width="6.35cm" svg:height="2.54cm" svg:x="17.51cm" svg:y="2.27cm">
          <text:p text:style-name="P1">favouritemovie.htm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0.685cm" svg:y1="4.81cm" svg:x2="20.685cm" svg:y2="5.445cm" draw:start-shape="id11" draw:start-glue-point="2" draw:end-shape="id4" draw:end-glue-point="0" svg:d="m20685 4810v635">
          <text:p/>
        </draw:connector>
      </draw:page>
      <draw:page draw:name="page2" draw:style-name="dp1" draw:master-page-name="Default">
        <draw:custom-shape draw:style-name="gr14" draw:text-style-name="P1" draw:layer="layout" svg:width="17.145cm" svg:height="16.415cm" svg:x="6.715cm" svg:y="4.1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16.415cm" svg:x="1cm" svg:y="4.1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8cm" svg:height="16.415cm" svg:x="23.86cm" svg:y="4.175cm">
          <text:p text:style-name="P1">div.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2.86cm" svg:height="3.175cm" svg:x="1cm" svg:y="1cm">
          <text:p text:style-name="P1">title.jpg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8.89cm" svg:height="14.471cm" svg:x="7.35cm" svg:y="5.445cm">
          <draw:text-box>
            <text:p><text:span text:style-name="T1">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,Blah.</text:span></text:p>
          </draw:text-box>
        </draw:frame>
        <draw:custom-shape draw:style-name="gr13" draw:text-style-name="P1" draw:layer="layout" svg:width="4.445cm" svg:height="3.175cm" svg:x="1.635cm" svg:y="5.445cm">
          <text:p text:style-name="P1">button1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.445cm" svg:height="3.175cm" svg:x="1.635cm" svg:y="9.89cm">
          <text:p text:style-name="P1">button2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45cm" svg:height="3.175cm" svg:x="1.635cm" svg:y="14.335cm">
          <text:p text:style-name="P1">button3.j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layer="layout" svg:width="1.905cm" svg:height="1.27cm" svg:x="2.905cm" svg:y="4.175cm">
          <draw:text-box>
            <text:p>div.1</text:p>
          </draw:text-box>
        </draw:frame>
        <draw:frame draw:style-name="gr21" draw:text-style-name="P3" draw:layer="layout" svg:width="2.54cm" svg:height="0.962cm" svg:x="13.065cm" svg:y="4.175cm">
          <draw:text-box>
            <text:p><text:span text:style-name="T1">div.2</text:span></text:p>
          </draw:text-box>
        </draw:frame>
        <draw:custom-shape draw:style-name="gr22" draw:text-style-name="P1" draw:layer="layout" svg:width="5.715cm" svg:height="5.715cm" svg:x="16.875cm" svg:y="5.445cm">
          <text:p text:style-name="P1">myphoto.jpg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5.715cm" svg:height="5.715cm" svg:x="16.875cm" svg:y="13.065cm">
          <text:p text:style-name="P1">aboutme.jpg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08cm" svg:height="3.175cm" svg:x="23.86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udent </meta:initial-creator>
    <meta:creation-date>2012-04-16T09:51:46</meta:creation-date>
    <dc:date>2012-04-23T10:30:04</dc:date>
    <dc:creator>student </dc:creator>
    <meta:editing-duration>PT00H58M07S</meta:editing-duration>
    <meta:editing-cycles>5</meta:editing-cycles>
    <meta:generator>OpenOffice.org/3.2$Linux OpenOffice.org_project/320m19$Build-9505</meta:generator>
    <meta:document-statistic meta:object-count="35"/>
  </office:meta>
</office:document-meta>
</file>